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754cm" fo:margin-left="-0.801cm" fo:margin-top="0cm" fo:margin-bottom="0cm" table:align="left" style:writing-mode="lr-tb"/>
    </style:style>
    <style:style style:name="Таблица1.A" style:family="table-column">
      <style:table-column-properties style:column-width="8.999cm"/>
    </style:style>
    <style:style style:name="Таблица1.B" style:family="table-column">
      <style:table-column-properties style:column-width="9.753cm"/>
    </style:style>
    <style:style style:name="Таблица1.1" style:family="table-row">
      <style:table-row-properties style:min-row-height="4.74cm"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orphans="0" fo:widows="0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orphans="0" fo:widows="0" fo:break-before="pag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3.97cm"/>
          <style:tab-stop style:position="15.224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cm"/>
          <style:tab-stop style:position="0.847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809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 style:font-weight-complex="bold"/>
    </style:style>
    <style:style style:name="T3" style:family="text">
      <style:text-properties style:font-name="Times New Roman" fo:font-size="12pt" officeooo:rsid="001d4647" style:font-size-asian="12pt" style:font-size-complex="12pt" style:font-weight-complex="bold"/>
    </style:style>
    <style:style style:name="T4" style:family="text">
      <style:text-properties style:font-name="Times New Roman" fo:font-size="12pt" officeooo:rsid="001d4647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1d4647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0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ДОГОВОР КУПЛИ-ПРОДАЖИ ЩЕНКА № _____</text:span></text:p>
      <text:p text:style-name="P3"><text:span text:style-name="T1">Настоящий договор составлен между ________________________________________________________, именуемой в дальнейшем «Продавец» и _______________________________________________________________________, именуемой в дальнейшем «Покупатель», о нижеследующем:</text:span></text:p>
      <text:p text:style-name="P5"><text:span text:style-name="T1">Продавец (владелец помета), рожденного «»____________20___г. предлагает породистых щенков, имеющих соответствующие племенные документы, актированных специалистами-кинологами и ветеринарным врачом. Щенки соответствуют требованиям породности и кондиции, признаны физически и психически здоровыми без видимых аномалий и пороков.</text:span></text:p>
      <text:p text:style-name="P5"><text:span text:style-name="T5">Предмет</text:span><text:span text:style-name="T6"> </text:span><text:span text:style-name="T5">договора</text:span></text:p>
      <text:p text:style-name="P5"><text:span text:style-name="T6">1.</text:span><text:span text:style-name="T1"> Продавец продаёт на правах собственника, а Покупатель приобретает щенка:</text:span></text:p>
      <text:p text:style-name="P5"><text:span text:style-name="T1">Породы __________________________________________________________________</text:span></text:p>
      <text:p text:style-name="P5"><text:span text:style-name="T1">Окрас ___________________________________________________________________</text:span></text:p>
      <text:p text:style-name="P5"><text:span text:style-name="T1">Пол _____________________________________________________________________</text:span></text:p>
      <text:p text:style-name="P5"><text:span text:style-name="T1">Кличка __________________________________________________________________</text:span></text:p>
      <text:p text:style-name="P5"><text:span text:style-name="T1">Клеймо (при наличии) ____________________________________________________</text:span></text:p>
      <text:p text:style-name="P5"><text:span text:style-name="T1">Стоимость щенка составляет:</text:span></text:p>
      <text:p text:style-name="P5"><text:span text:style-name="T1">________________________________________________________________________________________</text:span></text:p>
      <text:p text:style-name="P5"><text:span text:style-name="T6">2.</text:span><text:span text:style-name="T1"> На дату продажи щенок соответствует следующему классу </text:span><text:span text:style-name="T2">PET.</text:span></text:p>
      <text:p text:style-name="P6"><text:span text:style-name="T1">Все щенки, проданные до смены зубов, имеют только один класс - </text:span><text:span text:style-name="T2">PET</text:span><text:span text:style-name="T1"> и могут быть предположительно перспективными. В возрасте от девяти месяцев щенки подразделяются на три класса: -SHOW, -BREED, -PET после прохождения выставки и оценки эксперта.</text:span></text:p>
      <text:p text:style-name="P5"><text:span text:style-name="T6">3.</text:span><text:span text:style-name="T1"> Настоящий</text:span><text:span text:style-name="T2"> </text:span><text:span text:style-name="T1">договор</text:span><text:span text:style-name="T2"> </text:span><text:span text:style-name="T1">составлен</text:span><text:span text:style-name="T2"> </text:span><text:span text:style-name="T1">в</text:span><text:span text:style-name="T2"> </text:span><text:span text:style-name="T1">соответствии</text:span><text:span text:style-name="T2"> </text:span><text:span text:style-name="T1">с</text:span><text:span text:style-name="T2"> </text:span><text:span text:style-name="T1">требованиями</text:span><text:span text:style-name="T2"> </text:span><text:span text:style-name="T1">ст</text:span><text:span text:style-name="T2">.160,161,492,497 </text:span><text:span text:style-name="T1">и</text:span><text:span text:style-name="T2"> 500</text:span><text:span text:style-name="T6"> </text:span><text:span text:style-name="T1">ГК</text:span><text:span text:style-name="T6"> </text:span><text:span text:style-name="T1">РФ</text:span><text:span text:style-name="T6"> </text:span><text:span text:style-name="T1">в</text:span><text:span text:style-name="T6"> </text:span><text:span text:style-name="T1">двух</text:span><text:span text:style-name="T6"> </text:span><text:span text:style-name="T1">экземплярах</text:span><text:span text:style-name="T6">, </text:span><text:span text:style-name="T1">по</text:span><text:span text:style-name="T6"> </text:span><text:span text:style-name="T1">одному</text:span><text:span text:style-name="T6"> </text:span><text:span text:style-name="T1">для</text:span><text:span text:style-name="T6"> </text:span><text:span text:style-name="T1">каждой</text:span><text:span text:style-name="T6"> </text:span><text:span text:style-name="T1">из</text:span><text:span text:style-name="T6"> </text:span><text:span text:style-name="T1">сторон, имеющих одинаковую юридическую силу и вступает в силу с момента</text:span><text:span text:style-name="T6"> </text:span><text:span text:style-name="T1">его подписания обеими сторонами. Нотариальное заверение Договора или государственная регистрация Договора не</text:span><text:span text:style-name="T6"> </text:span><text:span text:style-name="T1">требуется.</text:span></text:p>
      <text:p text:style-name="P5"><text:span text:style-name="T6">4.</text:span><text:span text:style-name="T1"> Ответственность</text:span><text:span text:style-name="T6"> </text:span><text:span text:style-name="T1">сторон</text:span><text:span text:style-name="T6"> </text:span><text:span text:style-name="T1">установлена</text:span><text:span text:style-name="T6"> </text:span><text:span text:style-name="T1">настоящим</text:span><text:span text:style-name="T6"> </text:span><text:span text:style-name="T1">Договором</text:span><text:span text:style-name="T6"> </text:span><text:span text:style-name="T1">и</text:span><text:span text:style-name="T6"> </text:span><text:span text:style-name="T1">действующим</text:span></text:p>
      <text:p text:style-name="P5"><text:span text:style-name="T1">законодательством</text:span><text:span text:style-name="T6"> </text:span><text:span text:style-name="T1">Российской</text:span><text:span text:style-name="T6"> </text:span><text:span text:style-name="T1">Федерации.</text:span></text:p>
      <text:p text:style-name="P5"><text:span text:style-name="T5">Условия</text:span><text:span text:style-name="T6"> </text:span><text:span text:style-name="T5">продажи</text:span><text:span text:style-name="T6"> </text:span><text:span text:style-name="T5">щенка</text:span></text:p>
      <text:p text:style-name="P5"><text:span text:style-name="T6">1.1.</text:span><text:span text:style-name="T1"> Продавец подтверждает, что на момент продажи щенок полностью здоров.</text:span></text:p>
      <text:p text:style-name="P5"><text:span text:style-name="T1">Покупатель вправе в течение трех суток после приобретения щенка за свой счет проверить его здоровье в ветеринарной клинике, имеющей государственную лицензию.</text:span></text:p>
      <text:p text:style-name="P5"><text:span text:style-name="T1">Продавец обязуется принять назад щенка при единовременном возврате уплаченных Покупателем за покупку щенка денежных средств, в течение трех суток с момента продажи, при условии предъявления Покупателем ветеринарного заключения, взятого исключительно в государственной ветеринарной клинике, подтверждающего, что щенок на момент продажи был болен следующими заболеваниями: чума плотоядных, инфекционный энтерит, парвовирусный энтерит, короновирусный энтерит, инфекционный гепатит, лептоспироз.</text:span></text:p>
      <text:p text:style-name="P5"><text:span text:style-name="T1">Если Покупатель не воспользовался правом, данным ему настоящим пунктом Договора, дальнейшие претензии по здоровью Продавцом не принимаются, возврат уплаченных сумм не производится.</text:span></text:p>
      <text:p text:style-name="P5"><text:span text:style-name="T6">1.2.</text:span><text:span text:style-name="T1"> Продавец</text:span><text:span text:style-name="T6"> </text:span><text:span text:style-name="T1">гарантирует, что щенок свободен от любых прав и притязаний со стороны третьих лиц, в том числе не обременен залоговыми обязательствами и не является объектом договора аренды.</text:span></text:p>
      <text:p text:style-name="P5"><text:span text:style-name="T6">1.3. </text:span><text:span text:style-name="T1">Покупатель</text:span><text:span text:style-name="T6"> </text:span><text:span text:style-name="T1">соглашается, что подходит к покупке и выбору щенка осознанно, что исключает возврат щенка по каким-либо обстоятельствам, не связанным с проблемами здоровья данного щенка.</text:span></text:p>
      <text:p text:style-name="P5"><text:span text:style-name="T6">2. </text:span><text:span text:style-name="T1">Щенок на день продажи привит, имеет ветеринарный паспорт.</text:span></text:p>
      <text:p text:style-name="P5"><text:span text:style-name="T6">3. </text:span><text:span text:style-name="T1">Щенок зарегистрирован в организации (клубе) за номером (</text:span><text:span text:style-name="T4">чип</text:span><text:span text:style-name="T1">), указанном в п.1 настоящего Договора.</text:span></text:p>
      <text:p text:style-name="P5"><text:span text:style-name="T6">4. </text:span><text:span text:style-name="T1">Покупатель</text:span><text:span text:style-name="T6"> </text:span><text:span text:style-name="T1">обязуется</text:span><text:span text:style-name="T6"> </text:span><text:span text:style-name="T1">обеспечить</text:span><text:span text:style-name="T6"> </text:span><text:span text:style-name="T1">щенку</text:span><text:span text:style-name="T6"> </text:span><text:span text:style-name="T1">должный</text:span><text:span text:style-name="T6"> </text:span><text:span text:style-name="T1">уход</text:span><text:span text:style-name="T6"> </text:span><text:span text:style-name="T1">и</text:span><text:span text:style-name="T6"> </text:span><text:span text:style-name="T1">содержание</text:span><text:span text:style-name="T6">,</text:span><text:span text:style-name="T1"> своевременное ветеринарное обслуживание и вакцинации.</text:span></text:p>
      <text:p text:style-name="P5"><text:span text:style-name="T6">4.1. </text:span><text:span text:style-name="T1">Риск случайной гибели и травм щенка переходит от Продавца на Покупателя с момента ухода </text:span><text:soft-page-break/><text:span text:style-name="T1">покупателя со щенком с территории Покупателя (на основании ст.459 ГК РФ от 26.01.1996 N 14-ФЗ (ред. от 29.07.2018 г.).</text:span></text:p>
      <text:p text:style-name="P5"><text:span text:style-name="T6">5. </text:span><text:span text:style-name="T1">Продавец</text:span><text:span text:style-name="T6"> </text:span><text:span text:style-name="T1">гарантирует соответствие щенка качеству, указанному в настоящем Договоре на момент продажи и</text:span><text:span text:style-name="T6"> </text:span><text:span text:style-name="T1">не</text:span><text:span text:style-name="T6"> </text:span><text:span text:style-name="T1">дает</text:span><text:span text:style-name="T6"> </text:span><text:span text:style-name="T1">никаких</text:span><text:span text:style-name="T6"> </text:span><text:span text:style-name="T1">гарантий на будущее относительно выставочной карьеры и репродуктивных качеств щенка.</text:span></text:p>
      <text:p text:style-name="P5"><text:span text:style-name="T8"/></text:p>
      <text:p text:style-name="P5"><text:span text:style-name="T7">6</text:span><text:span text:style-name="T6">. Ответственность сторон</text:span></text:p>
      <text:p text:style-name="P5"><text:span text:style-name="T3">6</text:span><text:span text:style-name="T2">.1 Ответственность Покупателя наступает в случае: гибели щенка в течение семидесяти двух часов с момента начала действия данного Договора от следующих инфекционных заболеваний: чума плотоядных, инфекционный энтерит, парвовирусный энтерит, короновирусный энтерит, инфекционный гепатит, лептоспироз, если Покупатель предоставляет результаты вскрытия с государственной экспертизы, что щенок погиб в течение семидесяти двух часов от одного из вышеперечисленных инфекционных заболеваний и Покупатель соблюдал все правила ухода и содержания, то Продавец предоставляет щенка такой же или другой породы, если Покупателя такой вариант не устраивает, то Продавец возвращает 100% стоимости щенка указанной в данном Договоре.</text:span></text:p>
      <text:p text:style-name="P5"><text:span text:style-name="T3">6</text:span><text:span text:style-name="T2">.2 Продавец не несет ответственности за скрытые врожденные нарушения здоровья <text:s/>щенка, которые невозможно определить без специальных медицинских тестов или анализов.</text:span></text:p>
      <text:p text:style-name="P5"><text:span text:style-name="T3">6</text:span><text:span text:style-name="T2">.3 Покупатель произвёл осмотр указанного щенка и не обнаружил каких-либо дефектов, отклонений от развития по возрасту, признаков инфекционных заболеваний (диареи, рвоты и т.д.), увечий, о которых ему не сообщили, отклонений от стандарта.</text:span></text:p>
      <text:p text:style-name="P5"><text:span text:style-name="T3">6</text:span><text:span text:style-name="T2">.4. Покупатель с момента подписания настоящего Договора несет полную ответственность за содержание, здоровье, кормление и ветеринарное обслуживание указанного щенка за свой счет. Купленный щенок возврату и обмену не подлежит.</text:span></text:p>
      <text:p text:style-name="P5"><text:span text:style-name="T3">7</text:span><text:span text:style-name="T2">. В случае возврата Покупателем указанного щенка Покупатель не получает уплаченной суммы, кроме условий, оговорённых в п.7.1 настоящего Договора.</text:span></text:p>
      <text:p text:style-name="P5"><text:span text:style-name="T7">8</text:span><text:span text:style-name="T1">. Если</text:span><text:span text:style-name="T6"> </text:span><text:span text:style-name="T1">один</text:span><text:span text:style-name="T6"> </text:span><text:span text:style-name="T1">из</text:span><text:span text:style-name="T6"> </text:span><text:span text:style-name="T1">пунктов</text:span><text:span text:style-name="T6"> </text:span><text:span text:style-name="T1">данного</text:span><text:span text:style-name="T6"> </text:span><text:span text:style-name="T1">Договора</text:span><text:span text:style-name="T6"> </text:span><text:span text:style-name="T1">теряет</text:span><text:span text:style-name="T6"> </text:span><text:span text:style-name="T1">юридическую</text:span><text:span text:style-name="T6"> </text:span><text:span text:style-name="T1">силу</text:span><text:span text:style-name="T6">, </text:span><text:span text:style-name="T1">то</text:span><text:span text:style-name="T6"> </text:span><text:span text:style-name="T1">остальные</text:span><text:span text:style-name="T6"> </text:span><text:span text:style-name="T1">пункты</text:span><text:span text:style-name="T6"> </text:span><text:span text:style-name="T1">остаются</text:span><text:span text:style-name="T6"> </text:span><text:span text:style-name="T1">без</text:span><text:span text:style-name="T6"> </text:span><text:span text:style-name="T1">изменений</text:span><text:span text:style-name="T6">.</text:span></text:p>
      <text:p text:style-name="P5"><text:span text:style-name="T4">9</text:span><text:span text:style-name="T1">. Подпись</text:span><text:span text:style-name="T6"> </text:span><text:span text:style-name="T1">Покупателя</text:span><text:span text:style-name="T6"> </text:span><text:span text:style-name="T1">означает</text:span><text:span text:style-name="T6">, </text:span><text:span text:style-name="T1">что</text:span><text:span text:style-name="T6"> </text:span><text:span text:style-name="T1">он</text:span><text:span text:style-name="T6"> </text:span><text:span text:style-name="T1">обязуется</text:span><text:span text:style-name="T6"> </text:span><text:span text:style-name="T1">выполнять</text:span><text:span text:style-name="T6"> </text:span><text:span text:style-name="T1">условия</text:span><text:span text:style-name="T6">, </text:span><text:span text:style-name="T1">оговоренные</text:span><text:span text:style-name="T6"> </text:span><text:span text:style-name="T1">в</text:span><text:span text:style-name="T6"> </text:span><text:span text:style-name="T1">данном</text:span><text:span text:style-name="T6"> </text:span><text:span text:style-name="T1">документе</text:span><text:span text:style-name="T6"> </text:span><text:span text:style-name="T1">и</text:span><text:span text:style-name="T6"> </text:span><text:span text:style-name="T1">согласен</text:span><text:span text:style-name="T6"> </text:span><text:span text:style-name="T1">с</text:span><text:span text:style-name="T6"> </text:span><text:span text:style-name="T1">мерой</text:span><text:span text:style-name="T6"> </text:span><text:span text:style-name="T1">ответственности</text:span><text:span text:style-name="T6"> </text:span><text:span text:style-name="T1">Продавца</text:span><text:span text:style-name="T6">, </text:span><text:span text:style-name="T1">предусмотренной</text:span><text:span text:style-name="T6"> </text:span><text:span text:style-name="T1">выше</text:span><text:span text:style-name="T6">.</text:span></text:p>
      <text:p text:style-name="P7"><text:span text:style-name="T4">10</text:span><text:span text:style-name="T1">. На</text:span><text:span text:style-name="T6"> </text:span><text:span text:style-name="T1">момент</text:span><text:span text:style-name="T6"> </text:span><text:span text:style-name="T1">приобретения</text:span><text:span text:style-name="T6"> </text:span><text:span text:style-name="T1">щенка</text:span><text:span text:style-name="T6"> </text:span><text:span text:style-name="T1">Покупатель</text:span><text:span text:style-name="T6"> </text:span><text:span text:style-name="T1">претензий</text:span><text:span text:style-name="T6"> </text:span><text:span text:style-name="T1">к</text:span><text:span text:style-name="T6"> </text:span><text:span text:style-name="T1">Продавцу не</text:span><text:span text:style-name="T6"> </text:span><text:span text:style-name="T1">имеет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text:span text:style-name="T1">Продавец ____________________________</text:span></text:p>
            <text:p text:style-name="P5"><text:span text:style-name="T1">продала щенка здоровым, без дефектов, со щенячьей карточкой, ветеринарным паспортом с указанием вакцинаций.</text:span></text:p>
            <text:p text:style-name="P9"/>
            <text:p text:style-name="P9"/>
            <text:p text:style-name="P9"/>
            <text:p text:style-name="P5"><text:span text:style-name="T1">«____»________________20_____ г. </text:span></text:p>
            <text:p text:style-name="P5"><text:span text:style-name="T1">Подпись: _______________________</text:span></text:p>
          </table:table-cell>
          <table:table-cell table:style-name="Таблица1.A1" office:value-type="string">
            <text:p text:style-name="P5"><text:span text:style-name="T1">Покупатель _______________________________</text:span></text:p>
            <text:p text:style-name="P5"><text:span text:style-name="T1">Щенок меня полностью устраивает.</text:span></text:p>
            <text:p text:style-name="P5"><text:span text:style-name="T1">Щенок здоровый, веселый, играет.</text:span></text:p>
            <text:p text:style-name="P8"><text:span text:style-name="T1">Рекомендации по уходу и кормлению </text:span></text:p>
            <text:p text:style-name="P8"><text:span text:style-name="T1">получил(а). Ознакомлен(а) и согласен(на) со всеми </text:span></text:p>
            <text:p text:style-name="P8"><text:span text:style-name="T1">пунктами Договора</text:span></text:p>
            <text:p text:style-name="P5"><text:span text:style-name="T1">«____»________________20_____ г. </text:span></text:p>
            <text:p text:style-name="P5"><text:span text:style-name="T1">Подпись: _______________________</text:span></text:p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>
      <style:text-properties fo:font-size="11pt" style:font-size-asian="11pt" style:language-asian="ru" style:country-asian="RU" style:font-size-complex="11pt"/>
    </style:style>
    <style:style style:name="page_20_number" style:display-name="page number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Врезка2" text:anchor-type="paragraph" svg:y="0.002cm" draw:z-index="2"><draw:text-box fo:min-height="0cm" fo:min-width="0.041cm"><text:p text:style-name="MP1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</dc:title>
    <meta:initial-creator>Шевченко Юлия Анатольевна</meta:initial-creator>
    <meta:editing-cycles>3</meta:editing-cycles>
    <meta:creation-date>2021-05-23T06:16:00</meta:creation-date>
    <dc:date>2022-10-03T19:51:57.670538933</dc:date>
    <meta:editing-duration>PT10M7S</meta:editing-duration>
    <meta:generator>LibreOffice/7.3.5.2$Linux_X86_64 LibreOffice_project/30$Build-2</meta:generator>
    <meta:print-date>2022-10-03T19:49:28.973200721</meta:print-date>
    <meta:document-statistic meta:table-count="1" meta:image-count="0" meta:object-count="0" meta:page-count="3" meta:paragraph-count="52" meta:word-count="734" meta:character-count="6265" meta:non-whitespace-character-count="5578"/>
    <meta:user-defined meta:name="AppVersion">16.0000</meta:user-defined>
    <meta:template xlink:type="simple" xlink:actuate="onRequest" xlink:title="Normal.dotm" xlink:href=""/>
  </office:meta>
</office:document-meta>
</file>